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P1" style:family="paragraph" style:parent-style-name="Standard">
      <style:text-properties officeooo:rsid="000edf47" officeooo:paragraph-rsid="000edf47"/>
    </style:style>
    <style:style style:name="P2" style:family="paragraph" style:parent-style-name="Standard">
      <style:text-properties officeooo:rsid="000edf47" officeooo:paragraph-rsid="000f05c4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f05c4" style:font-weight-asian="bold" style:font-weight-complex="bold"/>
    </style:style>
    <style:style style:name="P5" style:family="paragraph" style:parent-style-name="Standard">
      <style:text-properties officeooo:rsid="0010f354" officeooo:paragraph-rsid="0010f354"/>
    </style:style>
    <style:style style:name="P6" style:family="paragraph" style:parent-style-name="Standard">
      <style:text-properties officeooo:paragraph-rsid="000af2d0"/>
    </style:style>
    <style:style style:name="P7" style:family="paragraph" style:parent-style-name="Standard">
      <style:text-properties officeooo:paragraph-rsid="0012e566"/>
    </style:style>
    <style:style style:name="P8" style:family="paragraph" style:parent-style-name="Standard" style:list-style-name="L5"/>
    <style:style style:name="P9" style:family="paragraph" style:parent-style-name="Standard" style:list-style-name="L5">
      <style:text-properties officeooo:rsid="000f05c4" officeooo:paragraph-rsid="000f05c4"/>
    </style:style>
    <style:style style:name="P10" style:family="paragraph" style:parent-style-name="Standard" style:list-style-name="L5">
      <style:text-properties officeooo:rsid="0010f354" officeooo:paragraph-rsid="0010f354"/>
    </style:style>
    <style:style style:name="P11" style:family="paragraph" style:parent-style-name="Standard" style:list-style-name="L5">
      <style:text-properties officeooo:rsid="00129f36" officeooo:paragraph-rsid="00129f36"/>
    </style:style>
    <style:style style:name="P12" style:family="paragraph" style:parent-style-name="Standard" style:list-style-name="L5">
      <style:text-properties officeooo:rsid="0012e566" officeooo:paragraph-rsid="0012e566"/>
    </style:style>
    <style:style style:name="P13" style:family="paragraph" style:parent-style-name="Standard" style:list-style-name="L6"/>
    <style:style style:name="P14" style:family="paragraph" style:parent-style-name="Standard" style:list-style-name="L7">
      <style:text-properties officeooo:paragraph-rsid="000af2d0"/>
    </style:style>
    <style:style style:name="P15" style:family="paragraph" style:parent-style-name="Standard" style:list-style-name="L8">
      <style:text-properties officeooo:paragraph-rsid="000af2d0"/>
    </style:style>
    <style:style style:name="P16" style:family="paragraph" style:parent-style-name="Standard" style:list-style-name="L8">
      <style:text-properties officeooo:paragraph-rsid="0012e566"/>
    </style:style>
    <style:style style:name="P17" style:family="paragraph" style:parent-style-name="Standard" style:list-style-name="L8">
      <style:text-properties officeooo:paragraph-rsid="00145cc2"/>
    </style:style>
    <style:style style:name="P18" style:family="paragraph" style:parent-style-name="Standard" style:list-style-name="L8">
      <style:text-properties officeooo:rsid="000af2d0" officeooo:paragraph-rsid="0012e566"/>
    </style:style>
    <style:style style:name="P19" style:family="paragraph" style:parent-style-name="Standard">
      <style:text-properties officeooo:rsid="000edf47" officeooo:paragraph-rsid="000edf47"/>
    </style:style>
    <style:style style:name="P20" style:family="paragraph" style:parent-style-name="Standard">
      <style:text-properties officeooo:paragraph-rsid="000cb385"/>
    </style:style>
    <style:style style:name="P21" style:family="paragraph" style:parent-style-name="Standard" style:list-style-name="L9">
      <style:text-properties fo:font-weight="normal" officeooo:paragraph-rsid="000cb385" style:font-weight-asian="normal" style:font-weight-complex="normal"/>
    </style:style>
    <style:style style:name="P22" style:family="paragraph" style:parent-style-name="Standard" style:list-style-name="L9">
      <style:text-properties fo:font-weight="normal" officeooo:paragraph-rsid="00190cc5" style:font-weight-asian="normal" style:font-weight-complex="normal"/>
    </style:style>
    <style:style style:name="P23" style:family="paragraph" style:parent-style-name="Standard" style:list-style-name="L9">
      <style:text-properties fo:font-weight="normal" officeooo:rsid="00190cc5" officeooo:paragraph-rsid="00190cc5" style:font-weight-asian="normal" style:font-weight-complex="normal"/>
    </style:style>
    <style:style style:name="P24" style:family="paragraph" style:parent-style-name="Standard">
      <style:text-properties fo:font-weight="normal" officeooo:rsid="001ac162" officeooo:paragraph-rsid="001ac162" style:font-weight-asian="normal" style:font-weight-complex="normal"/>
    </style:style>
    <style:style style:name="P25" style:family="paragraph" style:parent-style-name="Standard" style:list-style-name="L9">
      <style:text-properties fo:font-weight="normal" officeooo:rsid="001ac162" officeooo:paragraph-rsid="001ac162" style:font-weight-asian="normal" style:font-weight-complex="normal"/>
    </style:style>
    <style:style style:name="P26" style:family="paragraph" style:parent-style-name="Standard" style:list-style-name="L10">
      <style:text-properties fo:font-weight="normal" officeooo:rsid="001ac162" officeooo:paragraph-rsid="001ac162" style:font-weight-asian="normal" style:font-weight-complex="normal"/>
    </style:style>
    <style:style style:name="P27" style:family="paragraph" style:parent-style-name="Standard" style:list-style-name="L11">
      <style:text-properties fo:font-weight="normal" officeooo:rsid="001ac162" officeooo:paragraph-rsid="001ac162" style:font-weight-asian="normal" style:font-weight-complex="normal"/>
    </style:style>
    <style:style style:name="P28" style:family="paragraph" style:parent-style-name="Standard" style:list-style-name="L10">
      <style:text-properties fo:font-weight="normal" officeooo:paragraph-rsid="000f05c4" style:font-weight-asian="normal" style:font-weight-complex="normal"/>
    </style:style>
    <style:style style:name="P29" style:family="paragraph" style:parent-style-name="Standard" style:list-style-name="L11">
      <style:text-properties fo:font-weight="normal" officeooo:paragraph-rsid="000f05c4" style:font-weight-asian="normal" style:font-weight-complex="normal"/>
    </style:style>
    <style:style style:name="P30" style:family="paragraph" style:parent-style-name="Standard">
      <style:text-properties fo:font-weight="bold" officeooo:paragraph-rsid="000f05c4" style:font-weight-asian="bold" style:font-weight-complex="bold"/>
    </style:style>
    <style:style style:name="P31" style:family="paragraph" style:parent-style-name="Text_20_body" style:list-style-name="L1">
      <style:paragraph-properties fo:margin-left="0in" fo:margin-right="0in" fo:text-indent="0in" style:auto-text-indent="false"/>
    </style:style>
    <style:style style:name="P32" style:family="paragraph" style:parent-style-name="Text_20_body" style:list-style-name="L2">
      <style:paragraph-properties fo:margin-left="0in" fo:margin-right="0in" fo:text-indent="0in" style:auto-text-indent="false"/>
    </style:style>
    <style:style style:name="P33" style:family="paragraph" style:parent-style-name="Text_20_body" style:list-style-name="L3">
      <style:paragraph-properties fo:margin-left="0in" fo:margin-right="0in" fo:text-indent="0in" style:auto-text-indent="false"/>
      <style:text-properties officeooo:paragraph-rsid="000e79f2"/>
    </style:style>
    <style:style style:name="P34" style:family="paragraph" style:parent-style-name="Text_20_body" style:list-style-name="L3">
      <style:paragraph-properties fo:margin-left="0in" fo:margin-right="0in" fo:text-indent="0in" style:auto-text-indent="false"/>
      <style:text-properties officeooo:rsid="000e79f2" officeooo:paragraph-rsid="000e79f2"/>
    </style:style>
    <style:style style:name="P35" style:family="paragraph" style:parent-style-name="Text_20_body" style:list-style-name="L4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b385" style:font-weight-asian="bold" style:font-weight-complex="bold"/>
    </style:style>
    <style:style style:name="T3" style:family="text">
      <style:text-properties fo:font-weight="bold" officeooo:rsid="000e79f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b385" style:font-weight-asian="normal" style:font-weight-complex="normal"/>
    </style:style>
    <style:style style:name="T6" style:family="text">
      <style:text-properties officeooo:rsid="000e79f2"/>
    </style:style>
    <style:style style:name="T7" style:family="text">
      <style:text-properties officeooo:rsid="000f05c4"/>
    </style:style>
    <style:style style:name="T8" style:family="text">
      <style:text-properties officeooo:rsid="000af2d0"/>
    </style:style>
    <style:style style:name="T9" style:family="text">
      <style:text-properties officeooo:rsid="0012e566"/>
    </style:style>
    <style:style style:name="T10" style:family="text">
      <style:text-properties officeooo:rsid="000c1675"/>
    </style:style>
    <style:style style:name="T11" style:family="text">
      <style:text-properties officeooo:rsid="000cb385"/>
    </style:style>
    <style:style style:name="T12" style:family="text">
      <style:text-properties officeooo:rsid="00190cc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OpenSymbol1"/>
      </text:list-level-style-bullet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text:span text:style-name="T1">Install Pandoc on Windows</text:span> </text:p>
      <text:p text:style-name="Standard"/>
      <text:p text:style-name="Standard"/>
      <text:list text:style-name="L1">
        <text:list-item>
          <text:p text:style-name="P31">Go to the official installer page: <text:span text:style-name="Source_20_Text">https://pandoc.org/installing.html</text:span> (pandoc.org in Bing)</text:p>
        </text:list-item>
      </text:list>
      <text:list text:style-name="L2">
        <text:list-item>
          <text:p text:style-name="P32">Download the <text:span text:style-name="Strong_20_Emphasis">Windows installer (.msi) </text:span><text:span text:style-name="Strong_20_Emphasis"><text:span text:style-name="T5">for example </text:span></text:span><text:span text:style-name="Strong_20_Emphasis"><text:span text:style-name="T2">pandoc-3.9-windows-x86_64.msi</text:span></text:span><text:span text:style-name="Strong_20_Emphasis"><text:span text:style-name="T4"> </text:span></text:span></text:p>
        </text:list-item>
      </text:list>
      <text:list text:style-name="L3">
        <text:list-item>
          <text:p text:style-name="P33">Run it normally <text:span text:style-name="T6">(double click on <text:s/></text:span><text:span text:style-name="Strong_20_Emphasis"><text:span text:style-name="T2">pandoc-3.9-windows-x86_64.msi </text:span></text:span><text:span text:style-name="Strong_20_Emphasis"><text:span text:style-name="T3">file)</text:span></text:span></text:p>
        </text:list-item>
        <text:list-item>
          <text:p text:style-name="P34">Add the pandoc.exe path (C:\Users\Andrea\AppData\Local\Pandoc\pandoc.exe) to system variables.in the Path variable</text:p>
        </text:list-item>
      </text:list>
      <text:list text:style-name="L4">
        <text:list-item>
          <text:p text:style-name="P35">After installation, open PowerShell <text:span text:style-name="T6">or if already opened close and re-open it </text:span>and check:</text:p>
          <text:list>
            <text:list-item>
              <text:p text:style-name="P35">pandoc --version</text:p>
            </text:list-item>
          </text:list>
        </text:list-item>
      </text:list>
      <text:p text:style-name="Standard"/>
      <text:p text:style-name="Standard"/>
      <text:p text:style-name="P20"><text:span text:style-name="T1">Install Pandoc on </text:span><text:span text:style-name="T2">Ubuntu</text:span></text:p>
      <text:p text:style-name="P20"><text:span text:style-name="T2"/></text:p>
      <text:list text:style-name="L9">
        <text:list-item>
          <text:p text:style-name="P21"><text:span text:style-name="T11">Go to the official installer page: </text:span><text:a xlink:type="simple" xlink:href="https://github.com/jgm/pandoc/releases" text:style-name="Internet_20_link" text:visited-style-name="Visited_20_Internet_20_Link"><text:span text:style-name="T11">https://github.com/jgm/pandoc/releases</text:span></text:a></text:p>
        </text:list-item>
        <text:list-item>
          <text:p text:style-name="P22">Download the <text:span text:style-name="T12">Ubuntu</text:span><text:span text:style-name="Strong_20_Emphasis"> installer</text:span> pandoc-3.9-1-amd64.deb.</text:p>
        </text:list-item>
        <text:list-item>
          <text:p text:style-name="P23">Openn a Terminal</text:p>
        </text:list-item>
        <text:list-item>
          <text:p text:style-name="P23">Navigate in the folder where pandoc-3.9-1-amd64.deb exists</text:p>
        </text:list-item>
        <text:list-item>
          <text:p text:style-name="P22">Install it via terminal <text:span text:style-name="T12">with the command</text:span>:</text:p>
          <text:list>
            <text:list-item>
              <text:p text:style-name="P22">sudo dpkg -i pandoc-3.9-1-amd64.deb</text:p>
            </text:list-item>
          </text:list>
        </text:list-item>
        <text:list-item>
          <text:p text:style-name="P25">Check if Pandoc is installed with the command:</text:p>
          <text:list>
            <text:list-item>
              <text:p text:style-name="P25">pandoc --version</text:p>
            </text:list-item>
          </text:list>
        </text:list-item>
      </text:list>
      <text:p text:style-name="P24"/>
      <text:p text:style-name="P1"/>
      <text:p text:style-name="P1"/>
      <text:p text:style-name="Standard"/>
      <text:p text:style-name="P3">Install a LaTeX engine (required for PDF) <text:span text:style-name="T7">on Windows</text:span></text:p>
      <text:p text:style-name="Standard"/>
      <text:list text:style-name="L5">
        <text:list-item>
          <text:p text:style-name="P8">Go to: https://yihui.org/tinytex/ </text:p>
        </text:list-item>
        <text:list-item>
          <text:p text:style-name="P9">Go to section “Other User”</text:p>
        </text:list-item>
        <text:list-item>
          <text:p text:style-name="P9">Download the install-bin-windows.bat file</text:p>
        </text:list-item>
        <text:list-item>
          <text:p text:style-name="P10">Open a powershell window (R mode)</text:p>
        </text:list-item>
        <text:list-item>
          <text:p text:style-name="P10">Navigate in the folder where is placed the <text:span text:style-name="T7">install-bin-windows.bat file</text:span></text:p>
        </text:list-item>
        <text:list-item>
          <text:p text:style-name="P10">enter the command </text:p>
          <text:list>
            <text:list-item>
              <text:p text:style-name="P10">.\install-bin-windows.bat</text:p>
            </text:list-item>
          </text:list>
        </text:list-item>
        <text:list-item>
          <text:p text:style-name="P10">Wait till installation is finished</text:p>
        </text:list-item>
        <text:list-item>
          <text:p text:style-name="P11">Add the tlmgr.bat path (C:\Users\Andrea\AppData\Roaming\TinyTeX\bin\windows\tlmgr.bat) to system variables.in the Path variable.</text:p>
        </text:list-item>
        <text:list-item>
          <text:p text:style-name="P12">Close the powershell and rerun it again in R mode.</text:p>
        </text:list-item>
        <text:list-item>
          <text:p text:style-name="P12">Verify that the TeX package manager tlmgr is correctly installed</text:p>
          <text:list>
            <text:list-item>
              <text:p text:style-name="P12">tlmgr –version</text:p>
            </text:list-item>
          </text:list>
        </text:list-item>
        <text:list-item>
          <text:p text:style-name="P12">Verify that the TeX the engine that will render your paper beautifully tlmgr is correctly installed</text:p>
          <text:list>
            <text:list-item>
              <text:p text:style-name="P12"><text:soft-page-break/>xelatex --version</text:p>
            </text:list-item>
          </text:list>
        </text:list-item>
      </text:list>
      <text:p text:style-name="P5"/>
      <text:p text:style-name="Standard"/>
      <text:p text:style-name="Standard"/>
      <text:p text:style-name="P4">Install a LaTeX engine (required for PDF) <text:span text:style-name="T7">on Ubuntu</text:span></text:p>
      <text:list text:style-name="L10">
        <text:list-item>
          <text:p text:style-name="P26">Open a Terninal</text:p>
        </text:list-item>
        <text:list-item>
          <text:p text:style-name="P28">Run this command to install the necessary LaTeX packages and the XeTeX engine:</text:p>
          <text:list>
            <text:list-item>
              <text:p text:style-name="P28">sudo apt install texlive-xetex texlive-fonts-recommended texlive-latex-recommended</text:p>
            </text:list-item>
          </text:list>
        </text:list-item>
      </text:list>
      <text:list text:style-name="L11">
        <text:list-item>
          <text:p text:style-name="P27">Check if LaTeX engine is installed with the command</text:p>
          <text:list>
            <text:list-item>
              <text:p text:style-name="P29">xelatex --version</text:p>
            </text:list-item>
          </text:list>
        </text:list-item>
      </text:list>
      <text:p text:style-name="P4"/>
      <text:p text:style-name="P4"/>
      <text:p text:style-name="P2"/>
      <text:p text:style-name="Standard"/>
      <text:p text:style-name="P3">Install the Python wrapper</text:p>
      <text:p text:style-name="Standard"/>
      <text:list text:style-name="L6">
        <text:list-item>
          <text:p text:style-name="P13">pip install pypandoc</text:p>
        </text:list-item>
      </text:list>
      <text:p text:style-name="Standard"/>
      <text:p text:style-name="Standard"/>
      <text:p text:style-name="Standard"><text:span text:style-name="T1">Use Python to generate your PDF</text:span> </text:p>
      <text:p text:style-name="Standard"/>
      <text:list text:style-name="L7">
        <text:list-item>
          <text:p text:style-name="P14"><text:span text:style-name="T8">Create the script </text:span>build_paper.py</text:p>
        </text:list-item>
      </text:list>
      <text:p text:style-name="P6"/>
      <text:p text:style-name="Standard">import pypandoc</text:p>
      <text:p text:style-name="Standard"/>
      <text:p text:style-name="Standard">pypandoc.convert_file(</text:p>
      <text:p text:style-name="Standard"><text:s text:c="4"/>'paper/main.md',</text:p>
      <text:p text:style-name="Standard"><text:s text:c="4"/>'pdf',</text:p>
      <text:p text:style-name="Standard"><text:s text:c="4"/>outputfile='paper/paper.pdf',</text:p>
      <text:p text:style-name="Standard"><text:s text:c="4"/>extra_args=[</text:p>
      <text:p text:style-name="Standard"><text:s text:c="8"/>'--pdf-engine=xelatex',</text:p>
      <text:p text:style-name="Standard"><text:s text:c="8"/>'--toc',</text:p>
      <text:p text:style-name="Standard"><text:s text:c="8"/>'--number-sections',</text:p>
      <text:p text:style-name="Standard"><text:s text:c="8"/>'--resource-path=paper;paper/images;paper/diagrams'</text:p>
      <text:p text:style-name="Standard"><text:s text:c="4"/>]</text:p>
      <text:p text:style-name="Standard">)</text:p>
      <text:p text:style-name="Standard"/>
      <text:p text:style-name="Standard">print("PDF generated successfully.")</text:p>
      <text:p text:style-name="Standard"/>
      <text:p text:style-name="Standard"/>
      <text:p text:style-name="Standard"/>
      <text:list text:style-name="L8">
        <text:list-item>
          <text:p text:style-name="P18">Run the script <text:span text:style-name="T9">with command:</text:span></text:p>
          <text:list>
            <text:list-item>
              <text:p text:style-name="P18">python build_paper.py</text:p>
            </text:list-item>
          </text:list>
        </text:list-item>
        <text:list-item>
          <text:p text:style-name="P15"><text:span text:style-name="T8">The paper.pdf file </text:span><text:span text:style-name="T10">will be generated in </text:span><text:span text:style-name="T9">t</text:span><text:span text:style-name="T10">he folder paper/paper.pdf: </text:span></text:p>
          <text:list>
            <text:list-item>
              <text:p text:style-name="P16">The paper.pdf file will <text:span text:style-name="T9">contain:</text:span></text:p>
            </text:list-item>
            <text:list-item>
              <text:p text:style-name="P17">LaTeX math</text:p>
            </text:list-item>
            <text:list-item>
              <text:p text:style-name="P17">images</text:p>
            </text:list-item>
            <text:list-item>
              <text:p text:style-name="P17">tables</text:p>
            </text:list-item>
            <text:list-item>
              <text:p text:style-name="P17">section numbering</text:p>
            </text:list-item>
            <text:list-item>
              <text:p text:style-name="P17">table of contents</text:p>
            </text:list-item>
          </text:list>
        </text:list-item>
      </text:list>
      <text:p text:style-name="P7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11:03:55.953841200</meta:creation-date>
    <dc:date>2026-02-16T15:41:06.651217398</dc:date>
    <meta:editing-duration>PT10H39M58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3" meta:paragraph-count="63" meta:word-count="359" meta:character-count="2496" meta:non-whitespace-character-count="2193"/>
  </office:meta>
</office:document-meta>
</file>